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language="en" fo:country="US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language="el" fo:country="GR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fo:language="el" fo:country="GR" style:font-size-asian="14pt" style:font-size-complex="14pt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Ανάπτυξη λογισμικού για Συστήματα Δικτύων και Τηλ/νιών<text:line-break/></text:p>
      <text:p text:style-name="P2"><text:line-break/>Πληροφορίες για τη Βάση Δεδομένων <text:span text:style-name="T1">MySQL<text:line-break/></text:span>στα πλαίσια της 1ης Φάσης της εργασίας</text:p>
      <text:p text:style-name="P2"/>
      <text:p text:style-name="P2"/>
      <text:p text:style-name="P3"><text:tab/>Το μέγεθος της βάσης δεδομένων, σύμφωνα με τις προδιαγραφές που τέθηκαν στην εκφώνηση της 1ης φάσης της εργασίας, έχει διατηρηθεί στο ελάχιστο.</text:p>
      <text:p text:style-name="P3"><text:line-break/><text:tab/>Εντός της βάσης, υπάρχει ένας πίνακας(<text:span text:style-name="T1">table), </text:span>στον οποίο υπάρχουν οι εξής 4 στήλες(<text:span text:style-name="T1">columns): </text:span>αναγνωριστικό <text:span text:style-name="T1">address </text:span>συσκευής, <text:span text:style-name="T1">timestamp, GPS signal </text:span>και <text:span text:style-name="T1">criticality.</text:span></text:p>
      <text:p text:style-name="P3"><text:span text:style-name="T1"><text:line-break/><text:tab/></text:span>Ελλείψει άλλων απαιτήσεων, δεν έχει οριστεί κάποια εκ των στηλών ως κύριο κλειδί(<text:span text:style-name="T1">primary key), </text:span>οι 3 από τις 4 στήλες έχουν οριστεί ως τύπου <text:span text:style-name="T1">varchar(25) </text:span>ΝΟΤ <text:span text:style-name="T1">NULL, </text:span>η δε <text:span text:style-name="T1">timestamp, </text:span>ως τύπου <text:span text:style-name="T1">datetime NOT NULL.</text:span></text:p>
      <text:p text:style-name="P3"><text:span text:style-name="T1"/></text:p>
      <text:p text:style-name="P3"><text:span text:style-name="T1"><text:tab/></text:span>Η υλοποίηση της βάσης πραγματοποιήθηκε σε <text:span text:style-name="T1">MySQL workbenc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8M50S</meta:editing-duration>
    <meta:editing-cycles>3</meta:editing-cycles>
    <meta:generator>OpenOffice/4.1.5$Win32 OpenOffice.org_project/415m1$Build-9789</meta:generator>
    <dc:date>2018-12-09T22:53:18.86</dc:date>
    <meta:document-statistic meta:table-count="0" meta:image-count="0" meta:object-count="0" meta:page-count="1" meta:paragraph-count="6" meta:word-count="106" meta:character-count="709"/>
    <meta:user-defined meta:name="Info 1"/>
    <meta:user-defined meta:name="Info 2"/>
    <meta:user-defined meta:name="Info 3"/>
    <meta:user-defined meta:name="Info 4"/>
  </office:meta>
</office:document-meta>
</file>